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strategy-title">
      <style:graphic-properties draw:auto-grow-height="true" fo:min-height="3.507cm"/>
    </style:style>
    <style:style style:name="pr2" style:family="presentation" style:parent-style-name="prs-strategy-subtitle">
      <style:graphic-properties draw:fill-color="#ffffff" draw:auto-grow-height="true" fo:min-height="13.231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outline1">
      <style:graphic-properties fo:min-height="12.98cm"/>
    </style:style>
    <style:style style:name="pr5" style:family="presentation" style:parent-style-name="prs-strategy-notes">
      <style:graphic-properties draw:fill-color="#ffffff" fo:min-height="11.159cm"/>
    </style:style>
    <style:style style:name="pr6" style:family="presentation" style:parent-style-name="prs-strategy-title">
      <style:graphic-properties fo:min-height="3.256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draw:frame presentation:style-name="pr1" draw:layer="layout" svg:width="23.911cm" svg:height="3.507cm" svg:x="2.058cm" svg:y="0.325cm" presentation:class="title">
          <draw:text-box>
            <text:p>2010年下期の目標</text:p>
          </draw:text-box>
        </draw:frame>
        <draw:frame presentation:style-name="pr2" draw:layer="layout" svg:width="23.548cm" svg:height="13.231cm" svg:x="3.023cm" svg:y="6.178cm" presentation:class="subtitle">
          <draw:text-box>
            <text:p>齋藤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1">
        <draw:frame presentation:style-name="pr1" draw:layer="layout" svg:width="23.911cm" svg:height="3.507cm" svg:x="2.058cm" svg:y="0.325cm" presentation:class="title">
          <draw:text-box>
            <text:p>2010年下期の「勉強会全体」の目標</text:p>
          </draw:text-box>
        </draw:frame>
        <draw:frame presentation:style-name="pr4" draw:layer="layout" svg:width="23.548cm" svg:height="12.98cm" svg:x="3.023cm" svg:y="6.178cm" presentation:class="outline">
          <draw:text-box>
            <text:list text:style-name="L3">
              <text:list-item>
                <text:p><text:span text:style-name="T1">毎月勉強会を開催すること</text:span></text:p>
                <text:p><text:span text:style-name="T1"/></text:p>
                <text:list>
                  <text:list-item>
                    <text:p><text:span text:style-name="T2">上期はほぼ</text:span><text:span text:style-name="T2">3</text:span><text:span text:style-name="T2">ヶ月で自然消滅したので，まずは続けることを目標に</text:span></text:p>
                  </text:list-item>
                  <text:list-item>
                    <text:p><text:span text:style-name="T2">各自のテーマは</text:span><text:span text:style-name="T2">Android</text:span><text:span text:style-name="T2">でアプリケーションを作成することにこだわる必要はなく，</text:span><text:span text:style-name="T2">Android</text:span><text:span text:style-name="T2">に関連していればよ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2T1">
        <draw:frame presentation:style-name="pr6" draw:layer="layout" svg:width="23.911cm" svg:height="3.256cm" svg:x="2.058cm" svg:y="0.45cm" presentation:class="title">
          <draw:text-box>
            <text:p>2010年下期の個人目標</text:p>
          </draw:text-box>
        </draw:frame>
        <draw:frame presentation:style-name="pr4" draw:layer="layout" svg:width="23.548cm" svg:height="12.98cm" svg:x="3.023cm" svg:y="6.178cm" presentation:class="outline">
          <draw:text-box>
            <text:list text:style-name="L3">
              <text:list-item>
                <text:p><text:span text:style-name="T1">毎回参加する</text:span></text:p>
              </text:list-item>
              <text:list-item>
                <text:p><text:span text:style-name="T1">毎月</text:span><text:span text:style-name="T1">10</text:span><text:span text:style-name="T1">ページ以上のプレゼンテーションを作成して，発表する</text:span></text:p>
                <text:list>
                  <text:list-item>
                    <text:p>毎回継続的な話題ではなく，1回ごとに違う話題でプレゼンテーションを作成する予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HG-MinchoL-Sun" style:font-style-name="Fett Kursiv" style:font-family-generic="modern" style:font-pitch="fixed" fo:font-size="40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prs-strategy" style:page-layout-name="PM1" draw:style-name="Mdp2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yo</meta:initial-creator>
    <meta:creation-date>2010-11-13T09:48:28.75</meta:creation-date>
    <meta:generator>OpenOffice.org/3.1$Win32 OpenOffice.org_project/310m19$Build-9420</meta:generator>
    <dc:date>2010-11-13T14:05:28.43</dc:date>
    <dc:creator>ryo</dc:creator>
    <meta:editing-duration>PT04H17M07S</meta:editing-duration>
    <meta:editing-cycles>2</meta:editing-cycles>
    <meta:document-statistic meta:object-count="49"/>
  </office:meta>
</office:document-meta>
</file>